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0B0000001CE3177D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791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098in"/>
    </style:style>
    <style:style style:name="co4" style:family="table-column">
      <style:table-column-properties fo:break-before="auto" style:column-width="1.419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2.4272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c0c0c0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0c0c0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dddddd" fo:wrap-option="wrap" style:vertical-align="bottom"/>
    </style:style>
    <style:style style:name="ce4" style:family="table-cell" style:parent-style-name="Default">
      <style:table-cell-properties fo:background-color="#23ff23" fo:wrap-option="wrap" fo:border="0.0008in solid #000000" style:vertical-align="bottom"/>
    </style:style>
    <style:style style:name="ce5" style:family="table-cell" style:parent-style-name="Default">
      <style:table-cell-properties fo:background-color="#ff950e" fo:wrap-option="wrap" fo:border="0.0008in solid #000000" style:vertical-align="bottom"/>
    </style:style>
    <style:style style:name="ce6" style:family="table-cell" style:parent-style-name="Default">
      <style:table-cell-properties fo:background-color="#ff3333" fo:wrap-option="wrap" fo:border="0.0008in solid #000000" style:vertical-align="bottom"/>
    </style:style>
    <style:style style:name="ce7" style:family="table-cell" style:parent-style-name="Default">
      <style:table-cell-properties fo:background-color="#804c19" fo:wrap-option="wrap" fo:border="0.0008in solid #000000" style:vertical-align="bottom"/>
    </style:style>
    <style:style style:name="ce8" style:family="table-cell" style:parent-style-name="Default">
      <style:table-cell-properties fo:background-color="#0000ff" fo:wrap-option="wrap" fo:border="0.0008in solid #000000" style:vertical-align="bottom"/>
    </style:style>
    <style:style style:name="ce9" style:family="table-cell" style:parent-style-name="Default">
      <style:table-cell-properties fo:background-color="#00b8ff" fo:wrap-option="wrap" fo:border="0.0008in solid #000000" style:vertical-align="bottom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c0c0c0" fo:wrap-option="wrap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c0c0c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c0c0c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dddddd" style:vertical-align="bottom"/>
    </style:style>
    <style:style style:name="ce16" style:family="table-cell" style:parent-style-name="Default">
      <style:table-cell-properties fo:background-color="#c0c0c0" fo:wrap-option="wrap" style:vertical-align="bottom"/>
      <style:text-properties fo:color="#000000" style:text-line-through-style="none" style:font-name="DejaVu Sans" fo:font-size="6pt" fo:font-style="normal" style:text-underline-style="none" fo:font-weight="normal" style:font-name-asian="Arial" style:font-size-asian="6pt" style:font-style-asian="normal" style:font-weight-asian="normal" style:font-size-complex="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name="Graphics 1" draw:style-name="gr1" draw:text-style-name="P1" svg:width="0.139in" svg:height="0.1732in" svg:x="0in" svg:y="2.7091in">
            <draw:image xlink:href="Pictures/100002010000000B0000001CE3177DD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table:number-columns-repeated="3"/>
          <table:table-cell table:style-name="ce11" office:value-type="string">
            <text:p>USB Doodad</text:p>
          </table:table-cell>
          <table:table-cell table:style-name="ce12" office:value-type="string">
            <text:p>Version 27</text:p>
          </table:table-cell>
          <table:table-cell table:style-name="ce13" office:value-type="string">
            <text:p>parts identifier</text:p>
          </table:table-cell>
          <table:table-cell table:style-name="ce16" office:value-type="string">
            <text:p>©Mitch Davis 2011. CC BY-SA 3.0 AU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</text:p>
          </table:table-cell>
          <table:table-cell table:style-name="ce10" office:value-type="string">
            <text:p>Qty</text:p>
          </table:table-cell>
          <table:table-cell table:style-name="ce2"/>
          <table:table-cell table:style-name="ce2" office:value-type="string">
            <text:p>Component</text:p>
          </table:table-cell>
          <table:table-cell table:style-name="ce2" office:value-type="string">
            <text:p>Designator</text:p>
          </table:table-cell>
          <table:table-cell table:style-name="ce14" office:value-type="string">
            <text:p>Visual appearance</text:p>
          </table:table-cell>
          <table:table-cell table:style-name="ce2" office:value-type="string">
            <text:p>URL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pcb</text:p>
          </table:table-cell>
          <table:table-cell table:style-name="ce3"/>
          <table:table-cell table:style-name="ce15"/>
          <table:table-cell table:style-name="ce15" office:value-type="string">
            <text:p><text:a xlink:href="http://pcbwing.com/">http://pcbwing.com/</text:a>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green leds</text:p>
          </table:table-cell>
          <table:table-cell table:style-name="ce3" office:value-type="string">
            <text:p>LED1-LED10</text:p>
          </table:table-cell>
          <table:table-cell table:style-name="ce15" office:value-type="string">
            <text:p>Black carrier</text:p>
          </table:table-cell>
          <table:table-cell office:value-type="string">
            <text:p><text:a xlink:href="http://cgi.ebay.com.au/ws/eBayISAPI.dll?ViewItem&amp;item=350085218105">http://cgi.ebay.com.au/ws/eBayISAPI.dll?ViewItem&amp;item=350085218105</text:a>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yellow leds</text:p>
          </table:table-cell>
          <table:table-cell table:style-name="ce3" office:value-type="string">
            <text:p>LED11</text:p>
          </table:table-cell>
          <table:table-cell table:style-name="ce15" office:value-type="string">
            <text:p>Black carrier</text:p>
          </table:table-cell>
          <table:table-cell office:value-type="string">
            <text:p><text:a xlink:href="http://cgi.ebay.com.au/ws/eBayISAPI.dll?ViewItem&amp;item=370074179325">http://cgi.ebay.com.au/ws/eBayISAPI.dll?ViewItem&amp;item=370074179325</text:a></text:p>
          </table:table-cell>
          <table:table-cell table:number-columns-repeated="1017"/>
        </table:table-row>
        <table:table-row table:style-name="ro2">
          <table:table-cell table:style-name="ce6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red leds</text:p>
          </table:table-cell>
          <table:table-cell table:style-name="ce3" office:value-type="string">
            <text:p>LED12-LED16</text:p>
          </table:table-cell>
          <table:table-cell table:style-name="ce15" office:value-type="string">
            <text:p>Black carrier</text:p>
          </table:table-cell>
          <table:table-cell office:value-type="string">
            <text:p><text:a xlink:href="http://cgi.ebay.com.au/ws/eBayISAPI.dll?ViewItem&amp;item=370074178819">http://cgi.ebay.com.au/ws/eBayISAPI.dll?ViewItem&amp;item=370074178819</text:a>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ATmega168PA-AU</text:p>
          </table:table-cell>
          <table:table-cell table:style-name="ce3" office:value-type="string">
            <text:p>IC1</text:p>
          </table:table-cell>
          <table:table-cell table:style-name="ce15" office:value-type="string">
            <text:p>4-sided TQFP-32 chip</text:p>
          </table:table-cell>
          <table:table-cell office:value-type="string">
            <text:p><text:a xlink:href="http://australia.rs-online.com/web/search/searchBrowseAction.html?method=getProduct&amp;R=6963496">http://australia.rs-online.com/web/search/searchBrowseAction.html?method=getProduct&amp;R=6963496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crystal 16MHz</text:p>
          </table:table-cell>
          <table:table-cell table:style-name="ce3" office:value-type="string">
            <text:p>Q1</text:p>
          </table:table-cell>
          <table:table-cell table:style-name="ce15" office:value-type="string">
            <text:p>Large black carrier, silver body</text:p>
          </table:table-cell>
          <table:table-cell office:value-type="string">
            <text:p><text:a xlink:href="http://cgi.ebay.com.au/ws/eBayISAPI.dll?ViewItem&amp;item=260703331028">http://cgi.ebay.com.au/ws/eBayISAPI.dll?ViewItem&amp;item=260703331028</text:a>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caps 18pF</text:p>
          </table:table-cell>
          <table:table-cell table:style-name="ce3" office:value-type="string">
            <text:p>C5-6</text:p>
          </table:table-cell>
          <table:table-cell table:style-name="ce15" office:value-type="string">
            <text:p>Clear carrier, white body</text:p>
          </table:table-cell>
          <table:table-cell office:value-type="string">
            <text:p><text:a xlink:href="http://au.element14.com/jsp/search/productdetail.jsp?sku=1650895">http://au.element14.com/jsp/search/productdetail.jsp?sku=1650895</text:a>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caps 100n</text:p>
          </table:table-cell>
          <table:table-cell table:style-name="ce3" office:value-type="string">
            <text:p>C1-C4</text:p>
          </table:table-cell>
          <table:table-cell table:style-name="ce15" office:value-type="string">
            <text:p>Clear carrier, tan body</text:p>
          </table:table-cell>
          <table:table-cell office:value-type="string">
            <text:p><text:a xlink:href="http://au.element14.com/jsp/search/productdetail.jsp?sku=1650887">http://au.element14.com/jsp/search/productdetail.jsp?sku=1650887</text:a>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cap 4u7</text:p>
          </table:table-cell>
          <table:table-cell table:style-name="ce3" office:value-type="string">
            <text:p>C7</text:p>
          </table:table-cell>
          <table:table-cell table:style-name="ce15" office:value-type="string">
            <text:p>Clear carrier, tan body</text:p>
          </table:table-cell>
          <table:table-cell office:value-type="string">
            <text:p><text:a xlink:href="http://australia.rs-online.com/web/search/searchBrowseAction.html?method=getProduct&amp;R=6530608">http://australia.rs-online.com/web/search/searchBrowseAction.html?method=getProduct&amp;R=6530608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switch</text:p>
          </table:table-cell>
          <table:table-cell table:style-name="ce3" office:value-type="string">
            <text:p>S1</text:p>
          </table:table-cell>
          <table:table-cell table:style-name="ce15" office:value-type="string">
            <text:p>4 legged switch</text:p>
          </table:table-cell>
          <table:table-cell office:value-type="string">
            <text:p><text:a xlink:href="http://australia.rs-online.com/web/search/searchBrowseAction.html?method=getProduct&amp;R=4791508">http://australia.rs-online.com/web/search/searchBrowseAction.html?method=getProduct&amp;R=4791508</text:a>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inductor 10μH </text:p>
          </table:table-cell>
          <table:table-cell table:style-name="ce3" office:value-type="string">
            <text:p>L1</text:p>
          </table:table-cell>
          <table:table-cell table:style-name="ce15" office:value-type="string">
            <text:p>Clear carrier, black body</text:p>
          </table:table-cell>
          <table:table-cell office:value-type="string">
            <text:p><text:a xlink:href="http://australia.rs-online.com/web/search/searchBrowseAction.html?method=getProduct&amp;R=5482687">http://australia.rs-online.com/web/search/searchBrowseAction.html?method=getProduct&amp;R=5482687</text:a>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4 pin header ♀ T/H)</text:p>
          </table:table-cell>
          <table:table-cell table:style-name="ce3" office:value-type="string">
            <text:p>JP19</text:p>
          </table:table-cell>
          <table:table-cell table:style-name="ce15"/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zeners</text:p>
          </table:table-cell>
          <table:table-cell table:style-name="ce3" office:value-type="string">
            <text:p>D1,D2</text:p>
          </table:table-cell>
          <table:table-cell table:style-name="ce15" office:value-type="string">
            <text:p>Clear carrier, red glass cylinder</text:p>
          </table:table-cell>
          <table:table-cell office:value-type="string">
            <text:p><text:a xlink:href="http://au.element14.com/jsp/search/productdetail.jsp?sku=1466541">http://au.element14.com/jsp/search/productdetail.jsp?sku=1466541</text:a>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string">
            <text:p>resistor 0R</text:p>
          </table:table-cell>
          <table:table-cell table:style-name="ce3" office:value-type="string">
            <text:p>R19-22,25,28</text:p>
          </table:table-cell>
          <table:table-cell table:style-name="ce15" office:value-type="string">
            <text:p>White carrier, black body</text:p>
          </table:table-cell>
          <table:table-cell office:value-type="string">
            <text:p><text:a xlink:href="http://au.element14.com/jsp/search/productdetail.jsp?sku=1632520">http://au.element14.com/jsp/search/productdetail.jsp?sku=1632520</text:a>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string">
            <text:p>resistor 68R</text:p>
          </table:table-cell>
          <table:table-cell table:style-name="ce3" office:value-type="string">
            <text:p>R24,R27</text:p>
          </table:table-cell>
          <table:table-cell table:style-name="ce15" office:value-type="string">
            <text:p>White carrier, black body</text:p>
          </table:table-cell>
          <table:table-cell office:value-type="string">
            <text:p><text:a xlink:href="http://australia.rs-online.com/web/search/searchBrowseAction.html?method=getProduct&amp;R=2232108">http://australia.rs-online.com/web/search/searchBrowseAction.html?method=getProduct&amp;R=2232108</text:a>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string">
            <text:p>resistor 180R</text:p>
          </table:table-cell>
          <table:table-cell table:style-name="ce3" office:value-type="string">
            <text:p>R1-R11</text:p>
          </table:table-cell>
          <table:table-cell table:style-name="ce15" office:value-type="string">
            <text:p>White carrier, black body</text:p>
          </table:table-cell>
          <table:table-cell office:value-type="string">
            <text:p><text:a xlink:href="http://au.element14.com/jsp/search/productdetail.jsp?sku=1631423">http://au.element14.com/jsp/search/productdetail.jsp?sku=1631423</text:a>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resistor 360R</text:p>
          </table:table-cell>
          <table:table-cell table:style-name="ce3" office:value-type="string">
            <text:p>R12-R16</text:p>
          </table:table-cell>
          <table:table-cell table:style-name="ce15" office:value-type="string">
            <text:p>Clear carrier, blue body</text:p>
          </table:table-cell>
          <table:table-cell office:value-type="string">
            <text:p><text:a xlink:href="http://au.element14.com/jsp/search/productdetail.jsp?sku=1631423">http://au.element14.com/jsp/search/productdetail.jsp?sku=1631423</text:a>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resistor 1K5</text:p>
          </table:table-cell>
          <table:table-cell table:style-name="ce3" office:value-type="string">
            <text:p>R23</text:p>
          </table:table-cell>
          <table:table-cell table:style-name="ce15" office:value-type="string">
            <text:p>White carrier, blue body</text:p>
          </table:table-cell>
          <table:table-cell office:value-type="string">
            <text:p><text:a xlink:href="http://au.element14.com/jsp/search/productdetail.jsp?sku=1812000">http://au.element14.com/jsp/search/productdetail.jsp?sku=1812000</text:a></text:p>
          </table:table-cell>
          <table:table-cell table:number-columns-repeated="1017"/>
        </table:table-row>
        <table:table-row table:style-name="ro2">
          <table:table-cell table:style-name="ce9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resistor 10K</text:p>
          </table:table-cell>
          <table:table-cell table:style-name="ce3" office:value-type="string">
            <text:p>R17-18,R26</text:p>
          </table:table-cell>
          <table:table-cell table:style-name="ce15" office:value-type="string">
            <text:p>White carrier, black body</text:p>
          </table:table-cell>
          <table:table-cell office:value-type="string">
            <text:p><text:a xlink:href="http://au.element14.com/jsp/search/productdetail.jsp?sku=1632523">http://au.element14.com/jsp/search/productdetail.jsp?sku=1632523</text:a></text:p>
          </table:table-cell>
          <table:table-cell table:number-columns-repeated="1017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1"/>
      <number:text>%</number:text>
    </number:number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6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23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2-09T23:02:47</dc:date>
    <meta:print-date>1969-12-31T16:00:00</meta:print-date>
    <dc:creator>Mitch Davis</dc:creator>
    <meta:editing-duration>PT1H35M17S</meta:editing-duration>
    <meta:editing-cycles>3</meta:editing-cycles>
    <meta:generator>OpenOffice.org/3.3$Linux OpenOffice.org_project/330m19$Build-9561</meta:generator>
    <meta:document-statistic meta:table-count="1" meta:cell-count="101" meta:object-count="1"/>
  </office:meta>
</office:document-meta>
</file>